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.04mm"/>
    </style:style>
    <style:style style:name="co2" style:family="table-column">
      <style:table-column-properties fo:break-before="auto" style:column-width="35.21mm"/>
    </style:style>
    <style:style style:name="co3" style:family="table-column">
      <style:table-column-properties fo:break-before="auto" style:column-width="28.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35.57mm" svg:height="163.62mm" svg:x="129.74mm" svg:y="18.85mm">
            <draw:object draw:notify-on-update-of-ranges="Sheet1.A1:Sheet1.A1 Sheet1.A2:Sheet1.A9 Sheet1.B1:Sheet1.B1 Sheet1.B2:Sheet1.B9 Sheet1.C1:Sheet1.C1 Sheet1.C2:Sheet1.C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-bridge-gatc-genome-</text:p>
          </table:table-cell>
          <table:table-cell office:value-type="string" calcext:value-type="string">
            <text:p>-egdirb-genome-</text:p>
          </table:table-cell>
        </table:table-row>
        <table:table-row table:style-name="ro1">
          <table:table-cell office:value-type="string" calcext:value-type="string">
            <text:p>s3_FR_RF_0_R1</text:p>
          </table:table-cell>
          <table:table-cell office:value-type="float" office:value="7.7267" calcext:value-type="float">
            <text:p>7,7267</text:p>
          </table:table-cell>
          <table:table-cell office:value-type="float" office:value="3.0258" calcext:value-type="float">
            <text:p>3,0258</text:p>
          </table:table-cell>
        </table:table-row>
        <table:table-row table:style-name="ro1">
          <table:table-cell office:value-type="string" calcext:value-type="string">
            <text:p>s3_FR_RF_0_R2</text:p>
          </table:table-cell>
          <table:table-cell office:value-type="float" office:value="8.2358" calcext:value-type="float">
            <text:p>8,2358</text:p>
          </table:table-cell>
          <table:table-cell office:value-type="float" office:value="2.5066" calcext:value-type="float">
            <text:p>2,5066</text:p>
          </table:table-cell>
        </table:table-row>
        <table:table-row table:style-name="ro1">
          <table:table-cell office:value-type="string" calcext:value-type="string">
            <text:p>s5_FR_RF_0_R1</text:p>
          </table:table-cell>
          <table:table-cell office:value-type="float" office:value="6.7543" calcext:value-type="float">
            <text:p>6,7543</text:p>
          </table:table-cell>
          <table:table-cell office:value-type="float" office:value="3.4842" calcext:value-type="float">
            <text:p>3,4842</text:p>
          </table:table-cell>
        </table:table-row>
        <table:table-row table:style-name="ro1">
          <table:table-cell office:value-type="string" calcext:value-type="string">
            <text:p>s5_FR_RF_0_R2</text:p>
          </table:table-cell>
          <table:table-cell office:value-type="float" office:value="7.216" calcext:value-type="float">
            <text:p>7,216</text:p>
          </table:table-cell>
          <table:table-cell office:value-type="float" office:value="2.668" calcext:value-type="float">
            <text:p>2,668</text:p>
          </table:table-cell>
        </table:table-row>
        <table:table-row table:style-name="ro1">
          <table:table-cell office:value-type="string" calcext:value-type="string">
            <text:p>s7_FR_RF_0_R1</text:p>
          </table:table-cell>
          <table:table-cell office:value-type="float" office:value="3.4231" calcext:value-type="float">
            <text:p>3,4231</text:p>
          </table:table-cell>
          <table:table-cell office:value-type="float" office:value="15.3723" calcext:value-type="float">
            <text:p>15,3723</text:p>
          </table:table-cell>
        </table:table-row>
        <table:table-row table:style-name="ro1">
          <table:table-cell office:value-type="string" calcext:value-type="string">
            <text:p>s7_FR_RF_0_R2</text:p>
          </table:table-cell>
          <table:table-cell office:value-type="float" office:value="3.8473" calcext:value-type="float">
            <text:p>3,8473</text:p>
          </table:table-cell>
          <table:table-cell office:value-type="float" office:value="17.6244" calcext:value-type="float">
            <text:p>17,6244</text:p>
          </table:table-cell>
        </table:table-row>
        <table:table-row table:style-name="ro1">
          <table:table-cell office:value-type="string" calcext:value-type="string">
            <text:p>s8_FR_RF_0_R1</text:p>
          </table:table-cell>
          <table:table-cell office:value-type="float" office:value="4.1313" calcext:value-type="float">
            <text:p>4,1313</text:p>
          </table:table-cell>
          <table:table-cell office:value-type="float" office:value="19.8681" calcext:value-type="float">
            <text:p>19,8681</text:p>
          </table:table-cell>
        </table:table-row>
        <table:table-row table:style-name="ro1">
          <table:table-cell office:value-type="string" calcext:value-type="string">
            <text:p>s8_FR_RF_0_R2</text:p>
          </table:table-cell>
          <table:table-cell office:value-type="float" office:value="5.1396" calcext:value-type="float">
            <text:p>5,1396</text:p>
          </table:table-cell>
          <table:table-cell office:value-type="float" office:value="23.2775" calcext:value-type="float">
            <text:p>23,27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5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5T14:48:06.338476979</meta:creation-date>
    <dc:date>2019-09-05T14:52:15.363225871</dc:date>
    <meta:editing-duration>PT4M11S</meta:editing-duration>
    <meta:editing-cycles>1</meta:editing-cycles>
    <meta:document-statistic meta:table-count="1" meta:cell-count="26" meta:object-count="1"/>
    <meta:generator>LibreOffice/6.2.6.2$Linux_X86_64 LibreOffice_project/2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558cm" svg:height="16.363cm" xlink:href=".." xlink:type="simple" chart:class="chart:bar" chart:style-name="ch1">
        <chart:title svg:x="9.526cm" svg:y="0.463cm" chart:style-name="ch2">
          <text:p>Анализ dangling ends</text:p>
        </chart:title>
        <chart:legend chart:legend-position="bottom" svg:x="8.389cm" svg:y="15.764cm" style:legend-expansion="wide" chart:style-name="ch3"/>
        <chart:plot-area chart:style-name="ch4" table:cell-range-address="Sheet1.A1:Sheet1.C9" chart:data-source-has-labels="both" svg:x="1.482cm" svg:y="1.569cm" svg:width="21.605cm" svg:height="12.703cm">
          <chartooo:coordinate-region svg:x="2.18cm" svg:y="1.569cm" svg:width="20.907cm" svg:height="10.122cm"/>
          <chart:axis chart:dimension="x" chart:name="primary-x" chart:style-name="ch5" chartooo:axis-type="auto">
            <chartooo:date-scale/>
            <chart:title svg:x="11.631cm" svg:y="14.599cm" chart:style-name="ch6">
              <text:p>Сэмплы</text:p>
            </chart:title>
            <chart:categories table:cell-range-address="Sheet1.A2:Sheet1.A9"/>
          </chart:axis>
          <chart:axis chart:dimension="y" chart:name="primary-y" chart:style-name="ch7">
            <chart:title svg:x="0.451cm" svg:y="8.123cm" chart:style-name="ch8">
              <text:p>%</text:p>
            </chart:title>
            <chart:grid chart:style-name="ch9" chart:class="major"/>
          </chart:axis>
          <chart:series chart:style-name="ch10" chart:values-cell-range-address="Sheet1.B2:Sheet1.B9" chart:label-cell-address="Sheet1.B1:Sheet1.B1" chart:class="chart:bar">
            <chart:data-point chart:repeated="8"/>
          </chart:series>
          <chart:series chart:style-name="ch11" chart:values-cell-range-address="Sheet1.C2:Sheet1.C9" chart:label-cell-address="Sheet1.C1:Sheet1.C1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bridge-gatc-genome-</text:p>
                <draw:g>
                  <svg:desc>Sheet1.B1:Sheet1.B1</svg:desc>
                </draw:g>
              </table:table-cell>
              <table:table-cell office:value-type="string">
                <text:p>-egdirb-genome-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3_FR_RF_0_R1</text:p>
                <draw:g>
                  <svg:desc>Sheet1.A2:Sheet1.A9</svg:desc>
                </draw:g>
              </table:table-cell>
              <table:table-cell office:value-type="float" office:value="7.7267">
                <text:p>7.7267</text:p>
                <draw:g>
                  <svg:desc>Sheet1.B2:Sheet1.B9</svg:desc>
                </draw:g>
              </table:table-cell>
              <table:table-cell office:value-type="float" office:value="3.0258">
                <text:p>3.0258</text:p>
                <draw:g>
                  <svg:desc>Sheet1.C2:Sheet1.C9</svg:desc>
                </draw:g>
              </table:table-cell>
            </table:table-row>
            <table:table-row>
              <table:table-cell office:value-type="string">
                <text:p>s3_FR_RF_0_R2</text:p>
              </table:table-cell>
              <table:table-cell office:value-type="float" office:value="8.2358">
                <text:p>8.2358</text:p>
              </table:table-cell>
              <table:table-cell office:value-type="float" office:value="2.5066">
                <text:p>2.5066</text:p>
              </table:table-cell>
            </table:table-row>
            <table:table-row>
              <table:table-cell office:value-type="string">
                <text:p>s5_FR_RF_0_R1</text:p>
              </table:table-cell>
              <table:table-cell office:value-type="float" office:value="6.7543">
                <text:p>6.7543</text:p>
              </table:table-cell>
              <table:table-cell office:value-type="float" office:value="3.4842">
                <text:p>3.4842</text:p>
              </table:table-cell>
            </table:table-row>
            <table:table-row>
              <table:table-cell office:value-type="string">
                <text:p>s5_FR_RF_0_R2</text:p>
              </table:table-cell>
              <table:table-cell office:value-type="float" office:value="7.216">
                <text:p>7.216</text:p>
              </table:table-cell>
              <table:table-cell office:value-type="float" office:value="2.668">
                <text:p>2.668</text:p>
              </table:table-cell>
            </table:table-row>
            <table:table-row>
              <table:table-cell office:value-type="string">
                <text:p>s7_FR_RF_0_R1</text:p>
              </table:table-cell>
              <table:table-cell office:value-type="float" office:value="3.4231">
                <text:p>3.4231</text:p>
              </table:table-cell>
              <table:table-cell office:value-type="float" office:value="15.3723">
                <text:p>15.3723</text:p>
              </table:table-cell>
            </table:table-row>
            <table:table-row>
              <table:table-cell office:value-type="string">
                <text:p>s7_FR_RF_0_R2</text:p>
              </table:table-cell>
              <table:table-cell office:value-type="float" office:value="3.8473">
                <text:p>3.8473</text:p>
              </table:table-cell>
              <table:table-cell office:value-type="float" office:value="17.6244">
                <text:p>17.6244</text:p>
              </table:table-cell>
            </table:table-row>
            <table:table-row>
              <table:table-cell office:value-type="string">
                <text:p>s8_FR_RF_0_R1</text:p>
              </table:table-cell>
              <table:table-cell office:value-type="float" office:value="4.1313">
                <text:p>4.1313</text:p>
              </table:table-cell>
              <table:table-cell office:value-type="float" office:value="19.8681">
                <text:p>19.8681</text:p>
              </table:table-cell>
            </table:table-row>
            <table:table-row>
              <table:table-cell office:value-type="string">
                <text:p>s8_FR_RF_0_R2</text:p>
              </table:table-cell>
              <table:table-cell office:value-type="float" office:value="5.1396">
                <text:p>5.1396</text:p>
              </table:table-cell>
              <table:table-cell office:value-type="float" office:value="23.2775">
                <text:p>23.27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